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6124" officeooo:paragraph-rsid="0010612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06124" officeooo:paragraph-rsid="00106124" style:font-size-asian="10.5pt" style:font-size-complex="12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officeooo:rsid="00106124" officeooo:paragraph-rsid="00106124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officeooo:rsid="00123eed" officeooo:paragraph-rsid="00123eed" style:font-size-asian="10.5pt" style:font-size-complex="12pt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officeooo:rsid="00123eed" officeooo:paragraph-rsid="00123eed" style:font-size-asian="10.5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officeooo:rsid="0013eaf3" officeooo:paragraph-rsid="0013eaf3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officeooo:rsid="0013f02e" officeooo:paragraph-rsid="0013f02e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officeooo:rsid="0015ce8a" officeooo:paragraph-rsid="0015ce8a" style:font-size-asian="10.5pt" style:font-size-complex="12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officeooo:rsid="0015ce8a" officeooo:paragraph-rsid="0015ce8a" style:font-size-asian="10.5pt" style:font-size-complex="12pt"/>
    </style:style>
    <style:style style:name="T1" style:family="text">
      <style:text-properties officeooo:rsid="0013eaf3"/>
    </style:style>
    <style:style style:name="T2" style:family="text">
      <style:text-properties officeooo:rsid="0015ce8a"/>
    </style:style>
    <style:style style:name="T3" style:family="text">
      <style:text-properties officeooo:rsid="0015db1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S4 : Eternity 2</text:p>
      <text:p text:style-name="P1"/>
      <text:p text:style-name="P2"/>
      <text:p text:style-name="P2">Interface graphique : </text:p>
      <text:list xml:id="list3992317139" text:style-name="L2">
        <text:list-item>
          <text:p text:style-name="P3"><text:span text:style-name="T1">liste des p</text:span>ièces du puzzle <text:span text:style-name="T1">restantes </text:span><text:span text:style-name="T3">(volet déroulant)</text:span></text:p>
        </text:list-item>
        <text:list-item>
          <text:p text:style-name="P3">grille de jeu <text:span text:style-name="T1">(en plusieurs pour la 16x16 </text:span><text:span text:style-name="T2">pour bien voir les pièces</text:span><text:span text:style-name="T1">)</text:span></text:p>
        </text:list-item>
        <text:list-item>
          <text:p text:style-name="P3">bouton IA/solo</text:p>
        </text:list-item>
        <text:list-item>
          <text:p text:style-name="P3"><text:span text:style-name="T2">bouton </text:span>reset</text:p>
        </text:list-item>
        <text:list-item>
          <text:p text:style-name="P4"><text:span text:style-name="T2">bouton </text:span>menu (choix de la taille de la <text:span text:style-name="T3">grille à résoudre</text:span>)</text:p>
        </text:list-item>
        <text:list-item>
          <text:p text:style-name="P8">bouton trier <text:span text:style-name="T3">(plusieurs méthodes de tri?)</text:span></text:p>
        </text:list-item>
        <text:list-item>
          <text:p text:style-name="P8">bouton règles</text:p>
        </text:list-item>
      </text:list>
      <text:p text:style-name="P2"/>
      <text:p text:style-name="P2"/>
      <text:p text:style-name="P2"/>
      <text:p text:style-name="P2">Code : </text:p>
      <text:list xml:id="list3270628109" text:style-name="L4">
        <text:list-item>
          <text:p text:style-name="P5">Lire les fichiers txt comportant les grilles</text:p>
        </text:list-item>
        <text:list-item>
          <text:p text:style-name="P5">Mélanger les pièces <text:span text:style-name="T2">aléatoirement</text:span></text:p>
        </text:list-item>
        <text:list-item>
          <text:p text:style-name="P5">faire en sorte de pouvoir sélectionner une pièce pour la déplacer ou la faire pivoter</text:p>
        </text:list-item>
        <text:list-item>
          <text:p text:style-name="P5">lire le fichier txt pour avoir la solution</text:p>
        </text:list-item>
        <text:list-item>
          <text:p text:style-name="P6">vérifier que les bords sont en gris (couleur 0)</text:p>
        </text:list-item>
        <text:list-item>
          <text:p text:style-name="P6">relier chaque chiffre à une couleur</text:p>
        </text:list-item>
        <text:list-item>
          <text:p text:style-name="P7">passer du mode solo à ia (si on fait l’ia)</text:p>
        </text:list-item>
        <text:list-item>
          <text:p text:style-name="P7">l’ia (si on veut la faire)</text:p>
        </text:list-item>
        <text:list-item>
          <text:p text:style-name="P9">trier les pièces</text:p>
          <text:p text:style-name="P9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6:25:59.950000000</meta:creation-date>
    <dc:date>2025-01-17T16:58:56.670000000</dc:date>
    <meta:editing-duration>PT2M45S</meta:editing-duration>
    <meta:editing-cycles>1</meta:editing-cycles>
    <meta:document-statistic meta:table-count="0" meta:image-count="0" meta:object-count="0" meta:page-count="1" meta:paragraph-count="20" meta:word-count="139" meta:character-count="696" meta:non-whitespace-character-count="591"/>
    <meta:generator>LibreOffice/7.4.1.2$Windows_X86_64 LibreOffice_project/3c58a8f3a960df8bc8fd77b461821e42c061c5f0</meta:generator>
  </office:meta>
</office:document-meta>
</file>